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833cm" fo:margin-top="0cm" fo:margin-bottom="0.199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="none"/>
    </style:style>
    <style:style style:name="Таблица2.B11" style:family="table-cell">
      <style:table-cell-properties style:vertical-align="middle" fo:padding="0.097cm" fo:border="none"/>
    </style:style>
    <style:style style:name="Таблица2.C11" style:family="table-cell">
      <style:table-cell-properties style:vertical-align="middle" fo:padding="0.097cm" fo:border="none"/>
    </style:style>
    <style:style style:name="Таблица2.D11" style:family="table-cell">
      <style:table-cell-properties style:vertical-align="middle" fo:padding="0.097cm" fo:border="none"/>
    </style:style>
    <style:style style:name="Таблица2.A12" style:family="table-cell">
      <style:table-cell-properties style:vertical-align="middle" fo:padding="0.097cm" fo:border="none"/>
    </style:style>
    <style:style style:name="Таблица2.B12" style:family="table-cell">
      <style:table-cell-properties style:vertical-align="middle" fo:padding="0.097cm" fo:border="none"/>
    </style:style>
    <style:style style:name="Таблица2.C12" style:family="table-cell">
      <style:table-cell-properties style:vertical-align="middle" fo:padding="0.097cm" fo:border="none"/>
    </style:style>
    <style:style style:name="Таблица2.D12" style:family="table-cell">
      <style:table-cell-properties style:vertical-align="middle" fo:padding="0.097cm" fo:border="none"/>
    </style:style>
    <style:style style:name="Таблица2.A13" style:family="table-cell">
      <style:table-cell-properties style:vertical-align="middle" fo:padding="0.097cm" fo:border="none"/>
    </style:style>
    <style:style style:name="Таблица2.B13" style:family="table-cell">
      <style:table-cell-properties style:vertical-align="middle" fo:padding="0.097cm" fo:border="none"/>
    </style:style>
    <style:style style:name="Таблица2.C13" style:family="table-cell">
      <style:table-cell-properties style:vertical-align="middle" fo:padding="0.097cm" fo:border="none"/>
    </style:style>
    <style:style style:name="Таблица2.D13" style:family="table-cell">
      <style:table-cell-properties style:vertical-align="middle" fo:padding="0.097cm" fo:border="none"/>
    </style:style>
    <style:style style:name="Таблица2.A14" style:family="table-cell">
      <style:table-cell-properties style:vertical-align="middle" fo:padding="0.097cm" fo:border="none"/>
    </style:style>
    <style:style style:name="Таблица2.B14" style:family="table-cell">
      <style:table-cell-properties style:vertical-align="middle" fo:padding="0.097cm" fo:border="none"/>
    </style:style>
    <style:style style:name="Таблица2.C14" style:family="table-cell">
      <style:table-cell-properties style:vertical-align="middle" fo:padding="0.097cm" fo:border="none"/>
    </style:style>
    <style:style style:name="Таблица2.D14" style:family="table-cell">
      <style:table-cell-properties style:vertical-align="middle" fo:padding="0.097cm" fo:border="none"/>
    </style:style>
    <style:style style:name="Таблица2.A15" style:family="table-cell">
      <style:table-cell-properties style:vertical-align="middle" fo:padding="0.097cm" fo:border="none"/>
    </style:style>
    <style:style style:name="Таблица2.B15" style:family="table-cell">
      <style:table-cell-properties style:vertical-align="middle" fo:padding="0.097cm" fo:border="none"/>
    </style:style>
    <style:style style:name="Таблица2.C15" style:family="table-cell">
      <style:table-cell-properties style:vertical-align="middle" fo:padding="0.097cm" fo:border="none"/>
    </style:style>
    <style:style style:name="Таблица2.D15" style:family="table-cell">
      <style:table-cell-properties style:vertical-align="middle" fo:padding="0.097cm" fo:border="none"/>
    </style:style>
    <style:style style:name="Таблица2.A16" style:family="table-cell">
      <style:table-cell-properties style:vertical-align="middle" fo:padding="0.097cm" fo:border="none"/>
    </style:style>
    <style:style style:name="Таблица2.B16" style:family="table-cell">
      <style:table-cell-properties style:vertical-align="middle" fo:padding="0.097cm" fo:border="none"/>
    </style:style>
    <style:style style:name="Таблица2.C16" style:family="table-cell">
      <style:table-cell-properties style:vertical-align="middle" fo:padding="0.097cm" fo:border="none"/>
    </style:style>
    <style:style style:name="Таблица2.D16" style:family="table-cell">
      <style:table-cell-properties style:vertical-align="middle" fo:padding="0.097cm" fo:border="none"/>
    </style:style>
    <style:style style:name="Таблица2.A17" style:family="table-cell">
      <style:table-cell-properties style:vertical-align="middle" fo:padding="0.097cm" fo:border="none"/>
    </style:style>
    <style:style style:name="Таблица2.B17" style:family="table-cell">
      <style:table-cell-properties style:vertical-align="middle" fo:padding="0.097cm" fo:border="none"/>
    </style:style>
    <style:style style:name="Таблица2.C17" style:family="table-cell">
      <style:table-cell-properties style:vertical-align="middle" fo:padding="0.097cm" fo:border="none"/>
    </style:style>
    <style:style style:name="Таблица2.D17" style:family="table-cell">
      <style:table-cell-properties style:vertical-align="middle" fo:padding="0.097cm" fo:border="none"/>
    </style:style>
    <style:style style:name="Таблица2.A18" style:family="table-cell">
      <style:table-cell-properties style:vertical-align="middle" fo:padding="0.097cm" fo:border="none"/>
    </style:style>
    <style:style style:name="Таблица2.B18" style:family="table-cell">
      <style:table-cell-properties style:vertical-align="middle" fo:padding="0.097cm" fo:border="none"/>
    </style:style>
    <style:style style:name="Таблица2.C18" style:family="table-cell">
      <style:table-cell-properties style:vertical-align="middle" fo:padding="0.097cm" fo:border="none"/>
    </style:style>
    <style:style style:name="Таблица2.D18" style:family="table-cell">
      <style:table-cell-properties style:vertical-align="middle" fo:padding="0.097cm" fo:border="none"/>
    </style:style>
    <style:style style:name="Таблица2.A19" style:family="table-cell">
      <style:table-cell-properties style:vertical-align="middle" fo:padding="0.097cm" fo:border="none"/>
    </style:style>
    <style:style style:name="Таблица2.B19" style:family="table-cell">
      <style:table-cell-properties style:vertical-align="middle" fo:padding="0.097cm" fo:border="none"/>
    </style:style>
    <style:style style:name="Таблица2.C19" style:family="table-cell">
      <style:table-cell-properties style:vertical-align="middle" fo:padding="0.097cm" fo:border="none"/>
    </style:style>
    <style:style style:name="Таблица2.D19" style:family="table-cell">
      <style:table-cell-properties style:vertical-align="middle" fo:padding="0.097cm" fo:border="none"/>
    </style:style>
    <style:style style:name="Таблица2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fo:margin-top="0cm" fo:margin-bottom="0.199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2f32cb"/>
    </style:style>
    <style:style style:name="P9" style:family="paragraph" style:parent-style-name="Standard">
      <style:paragraph-properties fo:text-align="start" style:justify-single-word="false"/>
      <style:text-properties officeooo:paragraph-rsid="0031fbed"/>
    </style:style>
    <style:style style:name="P10" style:family="paragraph" style:parent-style-name="Standard">
      <style:paragraph-properties fo:text-align="start" style:justify-single-word="false"/>
      <style:text-properties officeooo:paragraph-rsid="0037cf27"/>
    </style:style>
    <style:style style:name="P11" style:family="paragraph" style:parent-style-name="Standard">
      <style:paragraph-properties fo:text-align="start" style:justify-single-word="false"/>
      <style:text-properties officeooo:paragraph-rsid="003bb977"/>
    </style:style>
    <style:style style:name="P12" style:family="paragraph" style:parent-style-name="Standard">
      <style:paragraph-properties fo:text-align="start" style:justify-single-word="false"/>
      <style:text-properties officeooo:paragraph-rsid="003c03bb"/>
    </style:style>
    <style:style style:name="P13" style:family="paragraph" style:parent-style-name="Standard">
      <style:paragraph-properties fo:text-align="start" style:justify-single-word="false"/>
      <style:text-properties officeooo:paragraph-rsid="0049f3e7"/>
    </style:style>
    <style:style style:name="P14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17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18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19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20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21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22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23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24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25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26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27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28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31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32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151f92" officeooo:paragraph-rsid="002c4841" style:font-weight-asian="normal" style:font-weight-complex="normal"/>
    </style:style>
    <style:style style:name="P34" style:family="paragraph" style:parent-style-name="Text_20_body">
      <style:text-properties officeooo:paragraph-rsid="0052a688"/>
    </style:style>
    <style:style style:name="P35" style:family="paragraph" style:parent-style-name="Standard">
      <style:paragraph-properties fo:text-align="start" style:justify-single-word="false"/>
      <style:text-properties fo:font-weight="bold" officeooo:rsid="00151f92" officeooo:paragraph-rsid="007b61e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51f92" officeooo:paragraph-rsid="007ec260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51f92" officeooo:paragraph-rsid="0085dc7d" style:font-weight-asian="bold" style:font-weight-complex="bold"/>
    </style:style>
    <style:style style:name="P38" style:family="paragraph" style:parent-style-name="Standard">
      <style:text-properties fo:font-weight="bold" officeooo:paragraph-rsid="007b61ed" style:font-weight-asian="bold" style:font-weight-complex="bold"/>
    </style:style>
    <style:style style:name="P39" style:family="paragraph" style:parent-style-name="Standard">
      <style:text-properties fo:font-weight="bold" officeooo:paragraph-rsid="007c9c51" style:font-weight-asian="bold" style:font-weight-complex="bold"/>
    </style:style>
    <style:style style:name="P40" style:family="paragraph" style:parent-style-name="Standard">
      <style:text-properties officeooo:paragraph-rsid="007b61ed"/>
    </style:style>
    <style:style style:name="P41" style:family="paragraph" style:parent-style-name="Standard">
      <style:paragraph-properties fo:margin-top="0.6cm" fo:margin-bottom="0cm" style:contextual-spacing="false"/>
      <style:text-properties officeooo:paragraph-rsid="007b61ed"/>
    </style:style>
    <style:style style:name="P42" style:family="paragraph" style:parent-style-name="Text_20_body">
      <style:text-properties officeooo:paragraph-rsid="00583ab5"/>
    </style:style>
    <style:style style:name="P43" style:family="paragraph" style:parent-style-name="Text_20_body">
      <style:text-properties officeooo:paragraph-rsid="005ad5ed"/>
    </style:style>
    <style:style style:name="P44" style:family="paragraph" style:parent-style-name="Text_20_body">
      <style:text-properties officeooo:paragraph-rsid="005e8eed"/>
    </style:style>
    <style:style style:name="P45" style:family="paragraph" style:parent-style-name="Text_20_body">
      <style:text-properties officeooo:paragraph-rsid="00605b6c"/>
    </style:style>
    <style:style style:name="P46" style:family="paragraph" style:parent-style-name="Text_20_body">
      <style:text-properties officeooo:paragraph-rsid="0064b051"/>
    </style:style>
    <style:style style:name="P47" style:family="paragraph" style:parent-style-name="Text_20_body">
      <style:text-properties officeooo:paragraph-rsid="0066a03e"/>
    </style:style>
    <style:style style:name="P48" style:family="paragraph" style:parent-style-name="Text_20_body">
      <style:text-properties officeooo:paragraph-rsid="006884a8"/>
    </style:style>
    <style:style style:name="P49" style:family="paragraph" style:parent-style-name="Text_20_body">
      <style:text-properties officeooo:paragraph-rsid="006d99c6"/>
    </style:style>
    <style:style style:name="P50" style:family="paragraph" style:parent-style-name="Text_20_body">
      <style:text-properties officeooo:paragraph-rsid="006fb393"/>
    </style:style>
    <style:style style:name="P51" style:family="paragraph" style:parent-style-name="Text_20_body">
      <style:text-properties officeooo:paragraph-rsid="00722581"/>
    </style:style>
    <style:style style:name="P52" style:family="paragraph" style:parent-style-name="Text_20_body">
      <style:text-properties officeooo:paragraph-rsid="0072fef5"/>
    </style:style>
    <style:style style:name="P53" style:family="paragraph" style:parent-style-name="Text_20_body">
      <style:text-properties officeooo:paragraph-rsid="0073f843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151f92" officeooo:paragraph-rsid="004fec1e" style:font-weight-asian="normal" style:font-weight-complex="normal"/>
    </style:style>
    <style:style style:name="P55" style:family="paragraph" style:parent-style-name="Text_20_body">
      <style:text-properties officeooo:paragraph-rsid="007f8e62"/>
    </style:style>
    <style:style style:name="P56" style:family="paragraph" style:parent-style-name="Text_20_body">
      <style:text-properties officeooo:paragraph-rsid="00810b7b"/>
    </style:style>
    <style:style style:name="P57" style:family="paragraph" style:parent-style-name="Text_20_body">
      <style:text-properties officeooo:paragraph-rsid="0081e5e5"/>
    </style:style>
    <style:style style:name="P58" style:family="paragraph" style:parent-style-name="Text_20_body">
      <style:text-properties officeooo:paragraph-rsid="0082f0ac"/>
    </style:style>
    <style:style style:name="P59" style:family="paragraph" style:parent-style-name="Text_20_body">
      <style:text-properties officeooo:paragraph-rsid="0083d734"/>
    </style:style>
    <style:style style:name="P60" style:family="paragraph" style:parent-style-name="Heading_20_1">
      <style:text-properties officeooo:rsid="00520ca6" officeooo:paragraph-rsid="00520ca6"/>
    </style:style>
    <style:style style:name="P61" style:family="paragraph" style:parent-style-name="Heading_20_1">
      <style:text-properties officeooo:rsid="0011af58" officeooo:paragraph-rsid="0011af58"/>
    </style:style>
    <style:style style:name="P62" style:family="paragraph" style:parent-style-name="Heading_20_2">
      <style:text-properties officeooo:rsid="0052a688" officeooo:paragraph-rsid="0052a688"/>
    </style:style>
    <style:style style:name="P63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64" style:family="paragraph" style:parent-style-name="Heading_20_2">
      <style:text-properties officeooo:rsid="0024ca53" officeooo:paragraph-rsid="0024ca53"/>
    </style:style>
    <style:style style:name="P65" style:family="paragraph" style:parent-style-name="Heading_20_2">
      <style:text-properties officeooo:paragraph-rsid="006008d8"/>
    </style:style>
    <style:style style:name="P66" style:family="paragraph" style:parent-style-name="Heading_20_2">
      <style:text-properties officeooo:paragraph-rsid="006d99c6"/>
    </style:style>
    <style:style style:name="P67" style:family="paragraph" style:parent-style-name="Heading_20_2">
      <style:text-properties officeooo:paragraph-rsid="006fb393"/>
    </style:style>
    <style:style style:name="P68" style:family="paragraph" style:parent-style-name="Heading_20_2">
      <style:text-properties officeooo:paragraph-rsid="0072fef5"/>
    </style:style>
    <style:style style:name="P69" style:family="paragraph" style:parent-style-name="Heading_20_2">
      <style:text-properties officeooo:paragraph-rsid="007f8e62"/>
    </style:style>
    <style:style style:name="P70" style:family="paragraph" style:parent-style-name="Heading_20_2">
      <style:text-properties officeooo:paragraph-rsid="0082f0ac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461444"/>
    </style:style>
    <style:style style:name="T9" style:family="text">
      <style:text-properties fo:color="#ff3366" officeooo:rsid="004a82ba"/>
    </style:style>
    <style:style style:name="T10" style:family="text">
      <style:text-properties fo:color="#00ae00"/>
    </style:style>
    <style:style style:name="T11" style:family="text">
      <style:text-properties fo:color="#00ae00" officeooo:rsid="0047385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11af58" style:font-name-complex="Times New Roman1"/>
    </style:style>
    <style:style style:name="T19" style:family="text">
      <style:text-properties officeooo:rsid="004a82ba"/>
    </style:style>
    <style:style style:name="T20" style:family="text">
      <style:text-properties officeooo:rsid="004be36f"/>
    </style:style>
    <style:style style:name="T21" style:family="text">
      <style:text-properties officeooo:rsid="004dbeee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400c36"/>
    </style:style>
    <style:style style:name="T54" style:family="text">
      <style:text-properties officeooo:rsid="00425044"/>
    </style:style>
    <style:style style:name="T55" style:family="text">
      <style:text-properties officeooo:rsid="0043a571"/>
    </style:style>
    <style:style style:name="T56" style:family="text">
      <style:text-properties officeooo:rsid="00483b40"/>
    </style:style>
    <style:style style:name="T57" style:family="text">
      <style:text-properties officeooo:rsid="0049f3e7"/>
    </style:style>
    <style:style style:name="T58" style:family="text">
      <style:text-properties officeooo:rsid="004b92e5"/>
    </style:style>
    <style:style style:name="T59" style:family="text">
      <style:text-properties officeooo:rsid="004d4bc2"/>
    </style:style>
    <style:style style:name="T60" style:family="text">
      <style:text-properties officeooo:rsid="004e1f46"/>
    </style:style>
    <style:style style:name="T61" style:family="text">
      <style:text-properties officeooo:rsid="004fec1e"/>
    </style:style>
    <style:style style:name="T62" style:family="text">
      <style:text-properties officeooo:rsid="00518080"/>
    </style:style>
    <style:style style:name="T63" style:family="text">
      <style:text-properties officeooo:rsid="0052a688"/>
    </style:style>
    <style:style style:name="T64" style:family="text">
      <style:text-properties officeooo:rsid="00531940"/>
    </style:style>
    <style:style style:name="T65" style:family="text">
      <style:text-properties officeooo:rsid="005426d8"/>
    </style:style>
    <style:style style:name="T66" style:family="text">
      <style:text-properties officeooo:rsid="0054adff"/>
    </style:style>
    <style:style style:name="T67" style:family="text">
      <style:text-properties officeooo:rsid="00566002"/>
    </style:style>
    <style:style style:name="T68" style:family="text">
      <style:text-properties officeooo:rsid="00570ded"/>
    </style:style>
    <style:style style:name="T69" style:family="text">
      <style:text-properties officeooo:rsid="00583ab5"/>
    </style:style>
    <style:style style:name="T70" style:family="text">
      <style:text-properties officeooo:rsid="0058dae7"/>
    </style:style>
    <style:style style:name="T71" style:family="text">
      <style:text-properties officeooo:rsid="005ad5ed"/>
    </style:style>
    <style:style style:name="T72" style:family="text">
      <style:text-properties officeooo:rsid="005e8eed"/>
    </style:style>
    <style:style style:name="T73" style:family="text">
      <style:text-properties officeooo:rsid="005f8bcc"/>
    </style:style>
    <style:style style:name="T74" style:family="text">
      <style:text-properties officeooo:rsid="006008d8"/>
    </style:style>
    <style:style style:name="T75" style:family="text">
      <style:text-properties officeooo:rsid="00605b6c"/>
    </style:style>
    <style:style style:name="T76" style:family="text">
      <style:text-properties officeooo:rsid="00639ebb"/>
    </style:style>
    <style:style style:name="T77" style:family="text">
      <style:text-properties officeooo:rsid="0064b051"/>
    </style:style>
    <style:style style:name="T78" style:family="text">
      <style:text-properties officeooo:rsid="0066a03e"/>
    </style:style>
    <style:style style:name="T79" style:family="text">
      <style:text-properties officeooo:rsid="006884a8"/>
    </style:style>
    <style:style style:name="T80" style:family="text">
      <style:text-properties officeooo:rsid="006a5f72"/>
    </style:style>
    <style:style style:name="T81" style:family="text">
      <style:text-properties officeooo:rsid="006c0d58"/>
    </style:style>
    <style:style style:name="T82" style:family="text">
      <style:text-properties officeooo:rsid="006d99c6"/>
    </style:style>
    <style:style style:name="T83" style:family="text">
      <style:text-properties officeooo:rsid="006f12cc"/>
    </style:style>
    <style:style style:name="T84" style:family="text">
      <style:text-properties officeooo:rsid="006f20b5"/>
    </style:style>
    <style:style style:name="T85" style:family="text">
      <style:text-properties officeooo:rsid="006f4ea8"/>
    </style:style>
    <style:style style:name="T86" style:family="text">
      <style:text-properties officeooo:rsid="006fb393"/>
    </style:style>
    <style:style style:name="T87" style:family="text">
      <style:text-properties officeooo:rsid="007066b0"/>
    </style:style>
    <style:style style:name="T88" style:family="text">
      <style:text-properties officeooo:rsid="00722581"/>
    </style:style>
    <style:style style:name="T89" style:family="text">
      <style:text-properties officeooo:rsid="0072fef5"/>
    </style:style>
    <style:style style:name="T90" style:family="text">
      <style:text-properties officeooo:rsid="0073f843"/>
    </style:style>
    <style:style style:name="T91" style:family="text">
      <style:text-properties fo:font-weight="normal" officeooo:rsid="001c71d8" style:font-weight-asian="normal" style:font-weight-complex="normal"/>
    </style:style>
    <style:style style:name="T92" style:family="text">
      <style:text-properties fo:font-weight="normal" officeooo:rsid="001e21e7" style:font-weight-asian="normal" style:font-weight-complex="normal"/>
    </style:style>
    <style:style style:name="T93" style:family="text">
      <style:text-properties fo:font-weight="normal" officeooo:rsid="000f29b3" style:font-weight-asian="normal" style:font-weight-complex="normal"/>
    </style:style>
    <style:style style:name="T94" style:family="text">
      <style:text-properties fo:font-weight="normal" officeooo:rsid="001f57b0" style:font-weight-asian="normal" style:font-weight-complex="normal"/>
    </style:style>
    <style:style style:name="T95" style:family="text">
      <style:text-properties fo:font-weight="normal" officeooo:rsid="001fbd3d" style:font-weight-asian="normal" style:font-weight-complex="normal"/>
    </style:style>
    <style:style style:name="T96" style:family="text">
      <style:text-properties fo:font-weight="normal" officeooo:rsid="001fde3d" style:font-weight-asian="normal" style:font-weight-complex="normal"/>
    </style:style>
    <style:style style:name="T97" style:family="text">
      <style:text-properties fo:font-weight="normal" officeooo:rsid="00160491" style:font-weight-asian="normal" style:font-weight-complex="normal"/>
    </style:style>
    <style:style style:name="T98" style:family="text">
      <style:text-properties fo:font-weight="normal" officeooo:rsid="00182a55" style:font-weight-asian="normal" style:font-weight-complex="normal"/>
    </style:style>
    <style:style style:name="T99" style:family="text">
      <style:text-properties fo:font-weight="normal" officeooo:rsid="00183012" style:font-weight-asian="normal" style:font-weight-complex="normal"/>
    </style:style>
    <style:style style:name="T100" style:family="text">
      <style:text-properties fo:font-weight="normal" officeooo:rsid="0019be85" style:font-weight-asian="normal" style:font-weight-complex="normal"/>
    </style:style>
    <style:style style:name="T101" style:family="text">
      <style:text-properties fo:font-weight="normal" officeooo:rsid="001a4001" style:font-weight-asian="normal" style:font-weight-complex="normal"/>
    </style:style>
    <style:style style:name="T102" style:family="text">
      <style:text-properties fo:font-weight="normal" officeooo:rsid="001bce29" style:font-weight-asian="normal" style:font-weight-complex="normal"/>
    </style:style>
    <style:style style:name="T103" style:family="text">
      <style:text-properties fo:font-weight="normal" officeooo:rsid="000bf78c" style:font-weight-asian="normal" style:font-weight-complex="normal"/>
    </style:style>
    <style:style style:name="T104" style:family="text">
      <style:text-properties fo:font-weight="normal" officeooo:rsid="000b026e" style:font-weight-asian="normal" style:font-weight-complex="normal"/>
    </style:style>
    <style:style style:name="T105" style:family="text">
      <style:text-properties fo:font-weight="normal" officeooo:rsid="0011a388" style:font-weight-asian="normal" style:font-weight-complex="normal"/>
    </style:style>
    <style:style style:name="T106" style:family="text">
      <style:text-properties fo:font-weight="normal" officeooo:rsid="00166b90" style:font-weight-asian="normal" style:font-weight-complex="normal"/>
    </style:style>
    <style:style style:name="T107" style:family="text">
      <style:text-properties fo:font-weight="normal" officeooo:rsid="007d7172" style:font-weight-asian="normal" style:font-weight-complex="normal"/>
    </style:style>
    <style:style style:name="T108" style:family="text">
      <style:text-properties fo:font-weight="normal" officeooo:rsid="007ec260" style:font-weight-asian="normal" style:font-weight-complex="normal"/>
    </style:style>
    <style:style style:name="T109" style:family="text">
      <style:text-properties fo:font-weight="normal" officeooo:rsid="007ee063" style:font-weight-asian="normal" style:font-weight-complex="normal"/>
    </style:style>
    <style:style style:name="T110" style:family="text">
      <style:text-properties fo:font-weight="normal" officeooo:rsid="00858e4f" style:font-weight-asian="normal" style:font-weight-complex="normal"/>
    </style:style>
    <style:style style:name="T111" style:family="text">
      <style:text-properties fo:font-weight="normal" officeooo:rsid="0085dc7d" style:font-weight-asian="normal" style:font-weight-complex="normal"/>
    </style:style>
    <style:style style:name="T112" style:family="text">
      <style:text-properties fo:font-weight="bold" officeooo:rsid="001e21e7" style:font-weight-asian="bold" style:font-weight-complex="bold"/>
    </style:style>
    <style:style style:name="T113" style:family="text">
      <style:text-properties officeooo:rsid="0010dd90"/>
    </style:style>
    <style:style style:name="T114" style:family="text">
      <style:text-properties officeooo:rsid="000bf78c"/>
    </style:style>
    <style:style style:name="T115" style:family="text">
      <style:text-properties officeooo:rsid="000ded2b"/>
    </style:style>
    <style:style style:name="T116" style:family="text">
      <style:text-properties officeooo:rsid="000b026e"/>
    </style:style>
    <style:style style:name="T117" style:family="text">
      <style:text-properties officeooo:rsid="0011a388"/>
    </style:style>
    <style:style style:name="T118" style:family="text">
      <style:text-properties officeooo:rsid="000f29b3"/>
    </style:style>
    <style:style style:name="T119" style:family="text">
      <style:text-properties officeooo:rsid="00166b90"/>
    </style:style>
    <style:style style:name="T120" style:family="text">
      <style:text-properties officeooo:rsid="001368de"/>
    </style:style>
    <style:style style:name="T121" style:family="text">
      <style:text-properties officeooo:rsid="0014a057"/>
    </style:style>
    <style:style style:name="T122" style:family="text">
      <style:text-properties officeooo:rsid="00182a55"/>
    </style:style>
    <style:style style:name="T123" style:family="text">
      <style:text-properties officeooo:rsid="007c9c51"/>
    </style:style>
    <style:style style:name="T124" style:family="text">
      <style:text-properties officeooo:rsid="007f8e62"/>
    </style:style>
    <style:style style:name="T125" style:family="text">
      <style:text-properties officeooo:rsid="00804c43"/>
    </style:style>
    <style:style style:name="T126" style:family="text">
      <style:text-properties officeooo:rsid="00810b7b"/>
    </style:style>
    <style:style style:name="T127" style:family="text">
      <style:text-properties officeooo:rsid="0081e5e5"/>
    </style:style>
    <style:style style:name="T128" style:family="text">
      <style:text-properties officeooo:rsid="0082f0ac"/>
    </style:style>
    <style:style style:name="T129" style:family="text">
      <style:text-properties officeooo:rsid="0083d7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7">الله</text:span> <text:span text:style-name="T10">الرحمن الرحيم</text:span></text:p>
      <text:p text:style-name="P3">سلام عليكم</text:p>
      <text:p text:style-name="P4"/>
      <text:p text:style-name="P5">قال <text:span text:style-name="T7">الله</text:span> <text:span text:style-name="T11">تعالي</text:span> ف<text:span text:style-name="T12">ي</text:span> كتاب<text:span text:style-name="T7">ه</text:span> <text:span text:style-name="T12">ال</text:span>كريم</text:p>
      <text:p text:style-name="P6"><text:span text:style-name="T13">و قل </text:span><text:span text:style-name="T8">رب</text:span><text:span text:style-name="T13"> زدني علما –</text:span><text:span text:style-name="T14"> طه, </text:span><text:span text:style-name="T16">۱۱</text:span><text:span text:style-name="T15">٤</text:span><text:span text:style-name="T16"> ...</text:span></text:p>
      <text:p text:style-name="P5"><text:span text:style-name="T19">انا أنزل</text:span><text:span text:style-name="T9">ن</text:span><text:span text:style-name="T19">اه قرآنا عربيا </text:span><text:span text:style-name="T20">لعلكم تعقلون –</text:span><text:span text:style-name="T21"> يوسف, </text:span><text:span text:style-name="T17">٢</text:span></text:p>
      <text:p text:style-name="P14">Грамматика. Справочник. Часть <text:span text:style-name="T22">2</text:span></text:p>
      <text:h text:style-name="P60" text:outline-level="1">Породы. Масдар<text:span text:style-name="T71">ы</text:span>. Причастия</text:h>
      <text:h text:style-name="P62" text:outline-level="2">I <text:span text:style-name="T74">п</text:span>орода</text:h>
      <text:p text:style-name="P34"><text:span text:style-name="Пункт"><text:span text:style-name="T63">Формулы</text:span></text:span><text:span text:style-name="T63"> — </text:span><text:span text:style-name="Арабиййун"><text:span text:style-name="T63">فَعَُِلَ</text:span></text:span><text:span text:style-name="T63">. С фатхой обычно имеет переходное значение, с даммой — непереходное, с кясрой — как переходное, так и непереходное.</text:span></text:p>
      <text:p text:style-name="P42"><text:span text:style-name="Пункт"><text:span text:style-name="T64">Повелительное наклонение</text:span></text:span><text:span text:style-name="T64"> образуется от формы 2-го лица настояще-будущего времени путем постановки сукуна над последней коренной и прибавления в начале соединительной хамзы </text:span><text:span text:style-name="T65">либо с </text:span><text:span text:style-name="T64">даммой, если средняя коренная также с даммой, либо с кясрой, </text:span><text:span text:style-name="T65">если средняя коренная с фатхой или кясрой. </text:span><text:span text:style-name="T66">Окончание </text:span><text:span text:style-name="Арабиййун"><text:span text:style-name="T66">ن</text:span></text:span><text:span text:style-name="T66"> после долгого гласного при этом опускается. </text:span><text:span text:style-name="T67">Для выражения повеления, относимого 1 и 3 лицу, используется т. н. усеченная форма настояще-будущего времени </text:span><text:span text:style-name="T69">в сочетании с </text:span><text:span text:style-name="T67">повелительной частиц</text:span><text:span text:style-name="T69">ей</text:span><text:span text:style-name="T67"> </text:span><text:span text:style-name="Арабиййун"><text:span text:style-name="T67">لِ</text:span></text:span><text:span text:style-name="T67">. </text:span><text:span text:style-name="T69">Усеченная форма </text:span><text:span text:style-name="T68">образуется путем </text:span><text:span text:style-name="T64">постановки сукуна над последней коренной, </text:span><text:span text:style-name="T68">опущения конечных </text:span><text:span text:style-name="Акцент"><text:span text:style-name="T68">нунов</text:span></text:span><text:span text:style-name="T68"> (кроме </text:span><text:span text:style-name="Арабиййун"><text:span text:style-name="T68">ـْنَ</text:span></text:span><text:span text:style-name="T68"> в 3 л. ж. р. мн. числа).</text:span><text:span text:style-name="T70"> Форма повелительного наклонения с отрицанием не употребляется. Для выражения запрещения используется усеченная форма настояще-будущего времени с отрицанием </text:span><text:span text:style-name="Арабиййун"><text:span text:style-name="T70">لا</text:span></text:span><text:span text:style-name="T70">.</text:span></text:p>
      <text:p text:style-name="P43"><text:span text:style-name="Пункт"><text:span text:style-name="T71">Наиболее употребительный формулы масдара</text:span></text:span><text:span text:style-name="T71">: от переходных глаголов часто образуется по формуле </text:span><text:span text:style-name="Арабиййун"><text:span text:style-name="T71">فَعْلٌ</text:span></text:span><text:span text:style-name="T71">; от непереходных типа </text:span><text:span text:style-name="Арабиййун"><text:span text:style-name="T71">فَعَلَ</text:span></text:span><text:span text:style-name="T71"> и глаголов, обозначающих движение — </text:span><text:span text:style-name="Арабиййун"><text:span text:style-name="T71">فُعُولٌ</text:span></text:span><text:span text:style-name="T71">; от глаголов типа </text:span><text:span text:style-name="Арабиййун"><text:span text:style-name="T71">فَعِلَ</text:span></text:span><text:span text:style-name="T71">, выражающих временное состояние — </text:span><text:span text:style-name="Арабиййун"><text:span text:style-name="T71">فَعَلٌ</text:span></text:span><text:span text:style-name="T71">; от глаголов типа </text:span><text:span text:style-name="Арабиййун"><text:span text:style-name="T71">فَعُلَ</text:span></text:span><text:span text:style-name="T71">, выражающих постоянное состояние — </text:span><text:span text:style-name="Арабиййун"><text:span text:style-name="T71">فُعُولَةٌ</text:span></text:span><text:span text:style-name="T71"> либо </text:span><text:span text:style-name="Арабиййун"><text:span text:style-name="T71">فِعَلٌ</text:span></text:span><text:span text:style-name="T71">.</text:span></text:p>
      <text:p text:style-name="P44"><text:span text:style-name="Пункт"><text:span text:style-name="T72">Причастие</text:span></text:span><text:span text:style-name="T72"> действительного залога — </text:span><text:span text:style-name="Арабиййун"><text:span text:style-name="T73">فَاعِلٌ</text:span></text:span><text:span text:style-name="T72">, страдательного (практически образу</text:span><text:span text:style-name="T73">е</text:span><text:span text:style-name="T72">тся лишь от переходных глаголов) — </text:span><text:span text:style-name="Арабиййун"><text:span text:style-name="T73">مَفْعُولٌ</text:span></text:span><text:span text:style-name="T72">.</text:span></text:p>
      <text:h text:style-name="P65" text:outline-level="2"><text:soft-page-break/><text:span text:style-name="T74">II порода</text:span></text:h>
      <text:p text:style-name="P46"><text:span text:style-name="Пункт"><text:span text:style-name="T75">Формула</text:span></text:span><text:span text:style-name="T75"> действительного залога — </text:span><text:span text:style-name="Арабиййун"><text:span text:style-name="T75">فَعَّلَ</text:span></text:span><text:span text:style-name="T75">. </text:span><text:span text:style-name="T76">Настояще-будущее время действительного залога образуется по стандартной схеме, однако огласовкой </text:span><text:span text:style-name="T90">личного </text:span><text:span text:style-name="T76">преформатива является дамма, </text:span><text:span text:style-name="T77">первой </text:span><text:span text:style-name="T76">коренной — </text:span><text:span text:style-name="T77">фатха</text:span><text:span text:style-name="T76">, средней коренной — кясра.</text:span></text:p>
      <text:p text:style-name="P45"><text:span text:style-name="Пункт"><text:span text:style-name="T75">Основные значения</text:span></text:span><text:span text:style-name="T75">: усиленное или учащенное действие; сообщение переходности глаголам непереходным или двойной переходности глаголам переходным (понудительное значение) по большей части с оттенком длительности действия; объявительное (декларативное) значение; будучи образованным от имени — </text:span><text:span text:style-name="Акцент"><text:span text:style-name="T75">превращать в то, что обозначает имя</text:span></text:span><text:span text:style-name="T75">, </text:span><text:span text:style-name="Акцент"><text:span text:style-name="T75">делать похожим на то, что обозначает имя</text:span></text:span><text:span text:style-name="T75">.</text:span></text:p>
      <text:p text:style-name="P47"><text:span text:style-name="Пункт"><text:span text:style-name="T78">Повелительное наклонение</text:span></text:span><text:span text:style-name="T78"> — </text:span><text:span text:style-name="Арабиййун"><text:span text:style-name="T78">فَعِّلْ</text:span></text:span><text:span text:style-name="T78">.</text:span></text:p>
      <text:p text:style-name="P48"><text:span text:style-name="Пункт"><text:span text:style-name="T79">Масдар</text:span></text:span><text:span text:style-name="T79"> — </text:span><text:span text:style-name="Арабиййун"><text:span text:style-name="T80">تَفْعِيلٌ</text:span></text:span><text:span text:style-name="T79">, </text:span><text:span text:style-name="T81">от четырехсогласных — </text:span><text:span text:style-name="Арабиййун"><text:span text:style-name="T81">فَعْلَلَةٌ</text:span></text:span><text:span text:style-name="T81"> или </text:span><text:span text:style-name="Арабиййун"><text:span text:style-name="T81">فِعْلَالٌ</text:span></text:span><text:span text:style-name="T81">.</text:span></text:p>
      <text:p text:style-name="P48"><text:span text:style-name="Пункт"><text:span text:style-name="T79">Причастие</text:span></text:span><text:span text:style-name="T79"> действительного залога — </text:span><text:span text:style-name="Арабиййун"><text:span text:style-name="T80">مُفَعِّلٌ</text:span></text:span><text:span text:style-name="T79">, страдательного — </text:span><text:span text:style-name="Арабиййун"><text:span text:style-name="T80">مُفَعَّلٌ</text:span></text:span><text:span text:style-name="T79">.</text:span></text:p>
      <text:h text:style-name="P69" text:outline-level="2"><text:span text:style-name="T124">III порода</text:span></text:h>
      <text:p text:style-name="P55"><text:span text:style-name="Пункт"><text:span text:style-name="T124">Формула</text:span></text:span><text:span text:style-name="T124"> — </text:span><text:span text:style-name="Арабиййун"><text:span text:style-name="T124">فَاعَلَ</text:span></text:span><text:span text:style-name="T124">. Настояще-будущее время образуется по стандартной схеме, но огласовкой личного преформатива является дамма, средней коренной — кясра —</text:span><text:span text:style-name="T125"> </text:span><text:span text:style-name="Арабиййун"><text:span text:style-name="T125">يُفَاعِلُ</text:span></text:span><text:span text:style-name="T125">.</text:span></text:p>
      <text:p text:style-name="P55"><text:span text:style-name="Пункт"><text:span text:style-name="T124">Основные значения</text:span></text:span><text:span text:style-name="T124">: взаимное действие между двумя лицами (сторонами) — </text:span><text:span text:style-name="Акцент"><text:span text:style-name="T124">писать</text:span></text:span><text:span text:style-name="T124"> — </text:span><text:span text:style-name="Акцент"><text:span text:style-name="T124">переписываться</text:span></text:span><text:span text:style-name="T124">, </text:span><text:span text:style-name="Акцент"><text:span text:style-name="T124">говорить</text:span></text:span><text:span text:style-name="T124"> — </text:span><text:span text:style-name="Акцент"><text:span text:style-name="T124">общаться</text:span></text:span><text:span text:style-name="T124">, </text:span><text:span text:style-name="Акцент"><text:span text:style-name="T124">сидеть</text:span></text:span><text:span text:style-name="T124"> — </text:span><text:span text:style-name="Акцент"><text:span text:style-name="T124">сидеть вместе, заседать</text:span></text:span><text:span text:style-name="T124">; применение по отношению к другому лицу (стороне) того, что заключено в глаголе — </text:span><text:span text:style-name="Акцент"><text:span text:style-name="T124">быть правдивым</text:span></text:span><text:span text:style-name="T124"> — </text:span><text:span text:style-name="Акцент"><text:span text:style-name="T124">обходиться по-дружески</text:span></text:span><text:span text:style-name="T124">, </text:span><text:span text:style-name="Акцент"><text:span text:style-name="T124">быть хорошим</text:span></text:span><text:span text:style-name="T124"> — </text:span><text:span text:style-name="Акцент"><text:span text:style-name="T124">обходиться по-хорошему</text:span></text:span><text:span text:style-name="T124">, </text:span><text:span text:style-name="Акцент"><text:span text:style-name="T124">работать</text:span></text:span><text:span text:style-name="T124"> — </text:span><text:span text:style-name="Акцент"><text:span text:style-name="T124">обращаться, обходиться, поступать (с кем-л.)</text:span></text:span><text:span text:style-name="T124">, </text:span><text:span text:style-name="Акцент"><text:span text:style-name="T124">делать</text:span></text:span><text:span text:style-name="T124"> — </text:span><text:span text:style-name="Акцент"><text:span text:style-name="T124">иметь дело (с кем-л.)</text:span></text:span><text:span text:style-name="T124">.</text:span></text:p>
      <text:p text:style-name="P56"><text:span text:style-name="Пункт"><text:span text:style-name="T126">Повелительное наклонение</text:span></text:span><text:span text:style-name="T126"> — </text:span><text:span text:style-name="Арабиййун"><text:span text:style-name="T126">فَاعِلْ</text:span></text:span><text:span text:style-name="T126">.</text:span></text:p>
      <text:p text:style-name="P56"><text:span text:style-name="Пункт"><text:span text:style-name="T126">Масдар</text:span></text:span><text:span text:style-name="T126"> — </text:span><text:span text:style-name="Арабиййун"><text:span text:style-name="T126">مُفَاعَلَةٌ</text:span></text:span><text:span text:style-name="T126"> или </text:span><text:span text:style-name="Арабиййун"><text:span text:style-name="T126">فِعَالٌ</text:span></text:span><text:span text:style-name="T126">.</text:span></text:p>
      <text:p text:style-name="P57"><text:span text:style-name="Пункт"><text:span text:style-name="T127">Причастие</text:span></text:span><text:span text:style-name="T127"> действительного залога — </text:span><text:span text:style-name="Арабиййун"><text:span text:style-name="T127">مُفَاعِلٌ</text:span></text:span><text:span text:style-name="T127">, страдательного — </text:span><text:span text:style-name="Арабиййун"><text:span text:style-name="T127">مُفَاعَلٌ</text:span></text:span><text:span text:style-name="T127">.</text:span></text:p>
      <text:h text:style-name="P68" text:outline-level="2"><text:span text:style-name="T89">IV порода</text:span></text:h>
      <text:p text:style-name="P52"><text:span text:style-name="Пункт"><text:span text:style-name="T89">Формула</text:span></text:span><text:span text:style-name="T89"> действительного залога — </text:span><text:span text:style-name="Арабиййун"><text:span text:style-name="T89">أَفْعَلَ</text:span></text:span><text:span text:style-name="T89">. </text:span><text:span text:style-name="T90">Настояще-будущее время образуется по стандартной схеме, но при этом преформативная хамза IV породы опускается, личный преформатив огласуется даммой, средний коренной — кясрой, последний коренной — даммой.</text:span></text:p>
      <text:p text:style-name="P52"><text:span text:style-name="Пункт"><text:span text:style-name="T89">Основные значения</text:span></text:span><text:span text:style-name="T89">: сообщение переходности непереходным глаголам и двойной переходности переходным глаголам, но в отличии от II породы, IV порода имеет более кратковременный характер протекания; при отыменном образовании — </text:span><text:span text:style-name="Акцент"><text:span text:style-name="T89">отправление в место, обозначенное именем</text:span></text:span><text:span text:style-name="T89">.</text:span></text:p>
      <text:p text:style-name="P53"><text:span text:style-name="Пункт"><text:span text:style-name="T90">Повелительное наклонение</text:span></text:span><text:span text:style-name="T90"> — </text:span><text:span text:style-name="Арабиййун"><text:span text:style-name="T90">أَفْعِلْ</text:span></text:span><text:span text:style-name="T90">.</text:span></text:p>
      <text:p text:style-name="P53"><text:soft-page-break/><text:span text:style-name="Пункт"><text:span text:style-name="T90">Масдар</text:span></text:span><text:span text:style-name="T90"> — </text:span><text:span text:style-name="Арабиййун"><text:span text:style-name="T90">إِفْعَالٌ</text:span></text:span><text:span text:style-name="T90">.</text:span></text:p>
      <text:p text:style-name="P53"><text:span text:style-name="Пункт"><text:span text:style-name="T90">Причастие</text:span></text:span><text:span text:style-name="T90"> действительного залога — </text:span><text:span text:style-name="Арабиййун"><text:span text:style-name="T90">مُفْعِلٌ</text:span></text:span><text:span text:style-name="T90">, страдательного — </text:span><text:span text:style-name="Арабиййун"><text:span text:style-name="T90">مُفْعَلٌ</text:span></text:span><text:span text:style-name="T90">.</text:span></text:p>
      <text:h text:style-name="P66" text:outline-level="2"><text:span text:style-name="T82">V порода</text:span></text:h>
      <text:p text:style-name="P49"><text:span text:style-name="Пункт"><text:span text:style-name="T82">Формула</text:span></text:span><text:span text:style-name="T82"> — </text:span><text:span text:style-name="Арабиййун"><text:span text:style-name="T82">تَفَعَّلَ</text:span></text:span><text:span text:style-name="T82">.</text:span></text:p>
      <text:p text:style-name="P49"><text:span text:style-name="Пункт"><text:span text:style-name="T82">Основное значение</text:span></text:span><text:span text:style-name="T82"> — возвратное по отношению ко II породе.</text:span></text:p>
      <text:p text:style-name="P49"><text:span text:style-name="Пункт"><text:span text:style-name="T82">Повелительное наклонение</text:span></text:span><text:span text:style-name="T82"> — </text:span><text:span text:style-name="Арабиййун"><text:span text:style-name="T82">تَفَعَّلْ</text:span></text:span><text:span text:style-name="T82">.</text:span></text:p>
      <text:p text:style-name="P49"><text:span text:style-name="Пункт"><text:span text:style-name="T82">Масдар</text:span></text:span><text:span text:style-name="T82"> — </text:span><text:span text:style-name="Арабиййун"><text:span text:style-name="T82">تَفَعُّلٌ</text:span></text:span><text:span text:style-name="T82">.</text:span></text:p>
      <text:p text:style-name="P49"><text:span text:style-name="Пункт"><text:span text:style-name="T82">Причастие</text:span></text:span><text:span text:style-name="T82"> действительного залога — </text:span><text:span text:style-name="Арабиййун"><text:span text:style-name="T82">مُتَفَعِّلٌ</text:span></text:span><text:span text:style-name="T82">.</text:span></text:p>
      <text:h text:style-name="P70" text:outline-level="2"><text:span text:style-name="T128">VI порода</text:span></text:h>
      <text:p text:style-name="P58"><text:span text:style-name="T128">Формула — تَفَاعَلَ. </text:span><text:span text:style-name="T129">Настояще-будущее время — يَتَفَاعَلُ.</text:span></text:p>
      <text:p text:style-name="P58"><text:span text:style-name="T128">Основные значения: взаимно-массовое действие; постепенное нарастание или спад в развитии действия; симуляция действия или состояния.</text:span></text:p>
      <text:p text:style-name="P59"><text:span text:style-name="T129">Повелительное наклонение — تَفَاعَلْ.</text:span></text:p>
      <text:p text:style-name="P59"><text:span text:style-name="T129">Масдар — تَفَاعُلٌ.</text:span></text:p>
      <text:p text:style-name="P59"><text:span text:style-name="T129">Причастие действительного залога — مُتَفَاعِلٌ, страдательного — مُتَفَاعَلٌ.</text:span></text:p>
      <text:h text:style-name="P67" text:outline-level="2"><text:span text:style-name="T86">Имена</text:span></text:h>
      <text:p text:style-name="P50"><text:span text:style-name="Пункт"><text:span text:style-name="T83">Имя места и времени</text:span></text:span><text:span text:style-name="T83"> образу</text:span><text:span text:style-name="T84">е</text:span><text:span text:style-name="T83">тся </text:span><text:span text:style-name="T86">от I породы </text:span><text:span text:style-name="T83">по формулам </text:span><text:span text:style-name="Арабиййун"><text:span text:style-name="T84">مَفْعِلٌ</text:span></text:span><text:span text:style-name="T83"> и </text:span><text:span text:style-name="Арабиййун"><text:span text:style-name="T84">مَفْعَلٌ</text:span></text:span><text:span text:style-name="T83">, </text:span><text:span text:style-name="T85">множественное число — </text:span><text:span text:style-name="Арабиййун"><text:span text:style-name="T85">مَفَاعِلُ</text:span></text:span><text:span text:style-name="T85">.</text:span><text:span text:style-name="T83"> </text:span><text:span text:style-name="T84">По первой формуле о</text:span><text:span text:style-name="T83">бразуется имя места от глаголов с типовой огласовкой кясра, </text:span><text:span text:style-name="T84">по второй, за редким исключением, — имя места в остальных случаях. </text:span><text:span text:style-name="T86">Имя места от всех производных пород и от четырехсогласных глаголов по форме совпадает с причастием страдательного залога.</text:span></text:p>
      <text:p text:style-name="P50"><text:span text:style-name="Пункт"><text:span text:style-name="T86">Имя орудия или инструмента</text:span></text:span><text:span text:style-name="T86"> образуется по формулам </text:span><text:span text:style-name="Арабиййун"><text:span text:style-name="T87">مِفْعَالٌ</text:span></text:span><text:span text:style-name="T86"> или </text:span><text:span text:style-name="Арабиййун"><text:span text:style-name="T87">مِفْعَلَةٌ</text:span></text:span><text:span text:style-name="T86">, множественное число — </text:span><text:span text:style-name="Арабиййун"><text:span text:style-name="T87">مَفَاعِيلُ</text:span></text:span><text:span text:style-name="T86"> и </text:span><text:span text:style-name="Арабиййун"><text:span text:style-name="T87">مَفَاعِلُ</text:span></text:span><text:span text:style-name="T86">, соответственно.</text:span></text:p>
      <text:p text:style-name="P51"><text:span text:style-name="Пункт"><text:span text:style-name="T88">Имена-названия лиц</text:span></text:span><text:span text:style-name="T88">, имеющих постоянный род занятий или профессию, образуются по формуле </text:span><text:span text:style-name="Арабиййун"><text:span text:style-name="T88">فَعَّالٌ</text:span></text:span><text:span text:style-name="T88">.</text:span></text:p>
      <text:p text:style-name="P51"><text:span text:style-name="Пункт"><text:span text:style-name="T88">Имена-названия рода занятий</text:span></text:span><text:span text:style-name="T88"> или ремесло образуются по формуле </text:span><text:span text:style-name="Арабиййун"><text:span text:style-name="T88">فِعَالَةٌ</text:span></text:span><text:span text:style-name="T88">.</text:span></text:p>
      <text:h text:style-name="P61" text:outline-level="1"><text:soft-page-break/>Числительные</text:h>
      <text:h text:style-name="P63" text:outline-level="2">Количественны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8"><text:span text:style-name="Заголовок_20_таблицы"/></text:p>
            </table:table-cell>
            <table:table-cell table:style-name="Таблица2.A1" office:value-type="string">
              <text:p text:style-name="P15"><text:span text:style-name="Заголовок_20_таблицы"/></text:p>
            </table:table-cell>
            <table:table-cell table:style-name="Таблица2.A1" office:value-type="string">
              <text:p text:style-name="P15"><text:span text:style-name="Заголовок_20_таблицы"><text:span text:style-name="T23">Женский род</text:span></text:span></text:p>
            </table:table-cell>
            <table:table-cell table:style-name="Таблица2.A1" office:value-type="string">
              <text:p text:style-name="P15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2.A10" office:value-type="string">
            <text:p text:style-name="P30">1</text:p>
          </table:table-cell>
          <table:table-cell table:style-name="Таблица2.B10" office:value-type="string">
            <text:p text:style-name="P15"><text:span text:style-name="Арабиййун"><text:span text:style-name="T18">١</text:span></text:span></text:p>
          </table:table-cell>
          <table:table-cell table:style-name="Таблица2.C10" office:value-type="string">
            <text:p text:style-name="P16"><text:span text:style-name="Арабиййун"><text:span text:style-name="T24">وَاحِدَةٌ</text:span></text:span></text:p>
            <text:p text:style-name="P16"><text:span text:style-name="Арабиййун"><text:span text:style-name="T24">إِحْدَى</text:span></text:span></text:p>
          </table:table-cell>
          <table:table-cell table:style-name="Таблица2.D10" office:value-type="string">
            <text:p text:style-name="P16"><text:span text:style-name="Арабиййун"><text:span text:style-name="T24">وَاحِدٌ</text:span></text:span></text:p>
            <text:p text:style-name="P16"><text:span text:style-name="Арабиййун"><text:span text:style-name="T24">أَحَدٌ</text:span></text:span></text:p>
          </table:table-cell>
        </table:table-row>
        <table:table-row>
          <table:table-cell table:style-name="Таблица2.A10" office:value-type="string">
            <text:p text:style-name="P30">2</text:p>
          </table:table-cell>
          <table:table-cell table:style-name="Таблица2.B10" office:value-type="string">
            <text:p text:style-name="P20"><text:span text:style-name="Арабиййун"><text:span text:style-name="T18">٢</text:span></text:span></text:p>
          </table:table-cell>
          <table:table-cell table:style-name="Таблица2.C10" office:value-type="string">
            <text:p text:style-name="P17"><text:span text:style-name="Арабиййун"><text:span text:style-name="T25">إِثْنَتَانِ</text:span></text:span></text:p>
          </table:table-cell>
          <table:table-cell table:style-name="Таблица2.D10" office:value-type="string">
            <text:p text:style-name="P17"><text:span text:style-name="Арабиййун"><text:span text:style-name="T25">إِثْنَانِ</text:span></text:span></text:p>
          </table:table-cell>
        </table:table-row>
        <table:table-row>
          <table:table-cell table:style-name="Таблица2.A10" office:value-type="string">
            <text:p text:style-name="P30">3</text:p>
          </table:table-cell>
          <table:table-cell table:style-name="Таблица2.B10" office:value-type="string">
            <text:p text:style-name="P20"><text:span text:style-name="Арабиййун"><text:span text:style-name="T18">٣</text:span></text:span></text:p>
          </table:table-cell>
          <table:table-cell table:style-name="Таблица2.C10" office:value-type="string">
            <text:p text:style-name="P18"><text:span text:style-name="Арабиййун"><text:span text:style-name="T26">ثَلَاثَةٌ</text:span></text:span></text:p>
          </table:table-cell>
          <table:table-cell table:style-name="Таблица2.D10" office:value-type="string">
            <text:p text:style-name="P18"><text:span text:style-name="Арабиййун"><text:span text:style-name="T26">ثَلَاثٌ</text:span></text:span></text:p>
          </table:table-cell>
        </table:table-row>
        <table:table-row>
          <table:table-cell table:style-name="Таблица2.A10" office:value-type="string">
            <text:p text:style-name="P30">4</text:p>
          </table:table-cell>
          <table:table-cell table:style-name="Таблица2.B10" office:value-type="string">
            <text:p text:style-name="P20"><text:span text:style-name="Арабиййун"><text:span text:style-name="T18">٤</text:span></text:span></text:p>
          </table:table-cell>
          <table:table-cell table:style-name="Таблица2.C10" office:value-type="string">
            <text:p text:style-name="P18"><text:span text:style-name="Арабиййун"><text:span text:style-name="T26">أَرْبَعَةٌ</text:span></text:span></text:p>
          </table:table-cell>
          <table:table-cell table:style-name="Таблица2.D10" office:value-type="string">
            <text:p text:style-name="P18"><text:span text:style-name="Арабиййун"><text:span text:style-name="T26">أَرْبَعٌ</text:span></text:span></text:p>
          </table:table-cell>
        </table:table-row>
        <table:table-row>
          <table:table-cell table:style-name="Таблица2.A10" office:value-type="string">
            <text:p text:style-name="P30">5</text:p>
          </table:table-cell>
          <table:table-cell table:style-name="Таблица2.B10" office:value-type="string">
            <text:p text:style-name="P20"><text:span text:style-name="Арабиййун"><text:span text:style-name="T18">٥</text:span></text:span></text:p>
          </table:table-cell>
          <table:table-cell table:style-name="Таблица2.C10" office:value-type="string">
            <text:p text:style-name="P18"><text:span text:style-name="Арабиййун"><text:span text:style-name="T26">خَمْسَةٌ</text:span></text:span></text:p>
          </table:table-cell>
          <table:table-cell table:style-name="Таблица2.D10" office:value-type="string">
            <text:p text:style-name="P18"><text:span text:style-name="Арабиййун"><text:span text:style-name="T26">خَمْسٌ</text:span></text:span></text:p>
          </table:table-cell>
        </table:table-row>
        <table:table-row>
          <table:table-cell table:style-name="Таблица2.A10" office:value-type="string">
            <text:p text:style-name="P30">6</text:p>
          </table:table-cell>
          <table:table-cell table:style-name="Таблица2.B10" office:value-type="string">
            <text:p text:style-name="P20"><text:span text:style-name="Арабиййун"><text:span text:style-name="T18">٦</text:span></text:span></text:p>
          </table:table-cell>
          <table:table-cell table:style-name="Таблица2.C10" office:value-type="string">
            <text:p text:style-name="P19"><text:span text:style-name="Арабиййун"><text:span text:style-name="T27">سِتَّةٌ</text:span></text:span></text:p>
          </table:table-cell>
          <table:table-cell table:style-name="Таблица2.D10" office:value-type="string">
            <text:p text:style-name="P19"><text:span text:style-name="Арабиййун"><text:span text:style-name="T27">سِتٌّ</text:span></text:span></text:p>
          </table:table-cell>
        </table:table-row>
        <table:table-row>
          <table:table-cell table:style-name="Таблица2.A10" office:value-type="string">
            <text:p text:style-name="P30">7</text:p>
          </table:table-cell>
          <table:table-cell table:style-name="Таблица2.B10" office:value-type="string">
            <text:p text:style-name="P20"><text:span text:style-name="Арабиййун"><text:span text:style-name="T18">٧</text:span></text:span></text:p>
          </table:table-cell>
          <table:table-cell table:style-name="Таблица2.C10" office:value-type="string">
            <text:p text:style-name="P19"><text:span text:style-name="Арабиййун"><text:span text:style-name="T27">سَبْعَةٌ</text:span></text:span></text:p>
          </table:table-cell>
          <table:table-cell table:style-name="Таблица2.D10" office:value-type="string">
            <text:p text:style-name="P19"><text:span text:style-name="Арабиййун"><text:span text:style-name="T27">سَبْعٌ</text:span></text:span></text:p>
          </table:table-cell>
        </table:table-row>
        <table:table-row>
          <table:table-cell table:style-name="Таблица2.A10" office:value-type="string">
            <text:p text:style-name="P30">8</text:p>
          </table:table-cell>
          <table:table-cell table:style-name="Таблица2.B10" office:value-type="string">
            <text:p text:style-name="P20"><text:span text:style-name="Арабиййун"><text:span text:style-name="T18">٨</text:span></text:span></text:p>
          </table:table-cell>
          <table:table-cell table:style-name="Таблица2.C10" office:value-type="string">
            <text:p text:style-name="P19"><text:span text:style-name="Арабиййун"><text:span text:style-name="T27">ثَمَانِيَةٌ</text:span></text:span></text:p>
          </table:table-cell>
          <table:table-cell table:style-name="Таблица2.D10" office:value-type="string">
            <text:p text:style-name="P19"><text:span text:style-name="Арабиййун"><text:span text:style-name="T27">ثَمَانٍ</text:span></text:span></text:p>
          </table:table-cell>
        </table:table-row>
        <table:table-row>
          <table:table-cell table:style-name="Таблица2.A10" office:value-type="string">
            <text:p text:style-name="P30">9</text:p>
          </table:table-cell>
          <table:table-cell table:style-name="Таблица2.B10" office:value-type="string">
            <text:p text:style-name="P20"><text:span text:style-name="Арабиййун"><text:span text:style-name="T18">٩</text:span></text:span></text:p>
          </table:table-cell>
          <table:table-cell table:style-name="Таблица2.C10" office:value-type="string">
            <text:p text:style-name="P19"><text:span text:style-name="Арабиййун"><text:span text:style-name="T27">تِسْعَةٌ</text:span></text:span></text:p>
          </table:table-cell>
          <table:table-cell table:style-name="Таблица2.D10" office:value-type="string">
            <text:p text:style-name="P19"><text:span text:style-name="Арабиййун"><text:span text:style-name="T27">تِسْعٌ</text:span></text:span></text:p>
          </table:table-cell>
        </table:table-row>
        <table:table-row>
          <table:table-cell table:style-name="Таблица2.A11" office:value-type="string">
            <text:p text:style-name="P30">10</text:p>
          </table:table-cell>
          <table:table-cell table:style-name="Таблица2.B11" office:value-type="string">
            <text:p text:style-name="P20"><text:span text:style-name="Арабиййун"><text:span text:style-name="T18">١٠</text:span></text:span></text:p>
          </table:table-cell>
          <table:table-cell table:style-name="Таблица2.C11" office:value-type="string">
            <text:p text:style-name="P19"><text:span text:style-name="Арабиййун"><text:span text:style-name="T27">عَشَرَةٌ</text:span></text:span></text:p>
          </table:table-cell>
          <table:table-cell table:style-name="Таблица2.D11" office:value-type="string">
            <text:p text:style-name="P19"><text:span text:style-name="Арабиййун"><text:span text:style-name="T27">عَشْرٌ</text:span></text:span></text:p>
          </table:table-cell>
        </table:table-row>
        <table:table-row>
          <table:table-cell table:style-name="Таблица2.A14" office:value-type="string">
            <text:p text:style-name="P32">11</text:p>
          </table:table-cell>
          <table:table-cell table:style-name="Таблица2.B14" office:value-type="string">
            <text:p text:style-name="P25"><text:span text:style-name="Арабиййун"><text:span text:style-name="T18">١١</text:span></text:span></text:p>
          </table:table-cell>
          <table:table-cell table:style-name="Таблица2.C14" office:value-type="string">
            <text:p text:style-name="P27"><text:span text:style-name="Арабиййун"><text:span text:style-name="T24">إِحْدَ</text:span></text:span><text:span text:style-name="Арабиййун"><text:span text:style-name="T53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7"><text:span text:style-name="Арабиййун"><text:span text:style-name="T24">أَحَد</text:span></text:span><text:span text:style-name="Арабиййун"><text:span text:style-name="T53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32">12</text:p>
          </table:table-cell>
          <table:table-cell table:style-name="Таблица2.B14" office:value-type="string">
            <text:p text:style-name="P25"><text:span text:style-name="Арабиййун"><text:span text:style-name="T18">١٢</text:span></text:span></text:p>
          </table:table-cell>
          <table:table-cell table:style-name="Таблица2.C14" office:value-type="string">
            <text:p text:style-name="P27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7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32">13</text:p>
          </table:table-cell>
          <table:table-cell table:style-name="Таблица2.B14" office:value-type="string">
            <text:p text:style-name="P25"><text:span text:style-name="Арабиййун"><text:span text:style-name="T18">١٣</text:span></text:span></text:p>
          </table:table-cell>
          <table:table-cell table:style-name="Таблица2.C14" office:value-type="string">
            <text:p text:style-name="P26"><text:span text:style-name="Арабиййун"><text:span text:style-name="T26">ثَلَاث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26"><text:span text:style-name="Арабиййун"><text:span text:style-name="T26">ثَلَاث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5" office:value-type="string">
            <text:p text:style-name="P32">14</text:p>
          </table:table-cell>
          <table:table-cell table:style-name="Таблица2.B15" office:value-type="string">
            <text:p text:style-name="P25"><text:span text:style-name="Арабиййун"><text:span text:style-name="T18">١٤</text:span></text:span></text:p>
          </table:table-cell>
          <table:table-cell table:style-name="Таблица2.C15" office:value-type="string">
            <text:p text:style-name="P26"><text:span text:style-name="Арабиййун"><text:span text:style-name="T26">أَرْبَع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5" office:value-type="string">
            <text:p text:style-name="P26"><text:span text:style-name="Арабиййун"><text:span text:style-name="T26">أَرْبَع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2">15</text:p>
          </table:table-cell>
          <table:table-cell table:style-name="Таблица2.B18" office:value-type="string">
            <text:p text:style-name="P25"><text:span text:style-name="Арабиййун"><text:span text:style-name="T18">١٥</text:span></text:span></text:p>
          </table:table-cell>
          <table:table-cell table:style-name="Таблица2.C18" office:value-type="string">
            <text:p text:style-name="P26"><text:span text:style-name="Арабиййун"><text:span text:style-name="T26">خَمْس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6"><text:span text:style-name="Арабиййун"><text:span text:style-name="T26">خَمْس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2">16</text:p>
          </table:table-cell>
          <table:table-cell table:style-name="Таблица2.B18" office:value-type="string">
            <text:p text:style-name="P25"><text:span text:style-name="Арабиййун"><text:span text:style-name="T18">١٦</text:span></text:span></text:p>
          </table:table-cell>
          <table:table-cell table:style-name="Таблица2.C18" office:value-type="string">
            <text:p text:style-name="P26"><text:span text:style-name="Арабиййун"><text:span text:style-name="T27">سِتّ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6"><text:span text:style-name="Арабиййун"><text:span text:style-name="T27">سِتّ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2">17</text:p>
          </table:table-cell>
          <table:table-cell table:style-name="Таблица2.B18" office:value-type="string">
            <text:p text:style-name="P25"><text:span text:style-name="Арабиййун"><text:span text:style-name="T18">١٧</text:span></text:span></text:p>
          </table:table-cell>
          <table:table-cell table:style-name="Таблица2.C18" office:value-type="string">
            <text:p text:style-name="P26"><text:span text:style-name="Арабиййун"><text:span text:style-name="T27">سَبْع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26"><text:span text:style-name="Арабиййун"><text:span text:style-name="T27">سَب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9" office:value-type="string">
            <text:p text:style-name="P32">18</text:p>
          </table:table-cell>
          <table:table-cell table:style-name="Таблица2.B19" office:value-type="string">
            <text:p text:style-name="P25"><text:span text:style-name="Арабиййун"><text:span text:style-name="T18">١٨</text:span></text:span></text:p>
          </table:table-cell>
          <table:table-cell table:style-name="Таблица2.C19" office:value-type="string">
            <text:p text:style-name="P26"><text:span text:style-name="Арабиййун"><text:span text:style-name="T27">ثَمَان</text:span></text:span><text:span text:style-name="Арабиййун"><text:span text:style-name="T54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9" office:value-type="string">
            <text:p text:style-name="P26"><text:span text:style-name="Арабиййун"><text:span text:style-name="T27">ثَمَانِي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20" office:value-type="string">
            <text:p text:style-name="P32">19</text:p>
          </table:table-cell>
          <table:table-cell table:style-name="Таблица2.B20" office:value-type="string">
            <text:p text:style-name="P25"><text:span text:style-name="Арабиййун"><text:span text:style-name="T18">١٩</text:span></text:span></text:p>
          </table:table-cell>
          <table:table-cell table:style-name="Таблица2.C20" office:value-type="string">
            <text:p text:style-name="P26"><text:span text:style-name="Арабиййун"><text:span text:style-name="T27">تِس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20" office:value-type="string">
            <text:p text:style-name="P26"><text:span text:style-name="Арабиййун"><text:span text:style-name="T27">تِس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</text:span><text:soft-page-break/><text:span text:style-name="T31">для ж. р. </text:span><text:span text:style-name="Арабиййун"><text:span text:style-name="T24">إِحْدَى</text:span></text:span><text:span text:style-name="T31">.</text:span></text:p>
      <text:p text:style-name="P8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</text:span><text:span text:style-name="T32">3</text:span><text:span text:style-name="T32"> до </text:span><text:span text:style-name="T32">10</text:span><text:span text:style-name="T32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сотня),</text:span><text:span text:style-name="T32"> которое всегда остается в единственном числе.</text:span></text:p>
      <text:p text:style-name="P9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</text:span><text:span text:style-name="T52">падеже единственного числа неопределенного состояния.</text:span></text:p>
      <text:p text:style-name="P11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10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12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p text:style-name="P13"><text:span text:style-name="Пункт"><text:span text:style-name="T56">Числительные от 100</text:span></text:span><text:span text:style-name="T56">. </text:span><text:span text:style-name="T57">Сто</text:span><text:span text:style-name="T56"> — </text:span><text:span text:style-name="Арабиййун"><text:span text:style-name="T57">مِائَةٌ</text:span></text:span><text:span text:style-name="T56"> </text:span><text:span text:style-name="T57">или </text:span><text:span text:style-name="Арабиййун"><text:span text:style-name="T57">مِئَةٌ</text:span></text:span><text:span text:style-name="T57">. </text:span><text:span text:style-name="T58">В составе сложных числительных по числам не изменяется. </text:span><text:span text:style-name="T57">Форма множественного числа </text:span><text:span text:style-name="T58">в значении </text:span><text:span text:style-name="Акцент"><text:span text:style-name="T58">сотня</text:span></text:span><text:span text:style-name="T57"> — </text:span><text:span text:style-name="Арабиййун"><text:span text:style-name="T57">مِئَاتٌ</text:span></text:span><text:span text:style-name="T56">. </text:span><text:span text:style-name="T57">Тысяча </text:span><text:span text:style-name="T56">— </text:span><text:span text:style-name="Арабиййун"><text:span text:style-name="T57">أَلْفٌ</text:span></text:span><text:span text:style-name="T56">. </text:span><text:span text:style-name="T57">Формы множественного числа — </text:span><text:span text:style-name="Арабиййун"><text:span text:style-name="T57">آﻻَفٌ</text:span></text:span><text:span text:style-name="T57"> и </text:span><text:span text:style-name="Арабиййун"><text:span text:style-name="T57">أُلُفٌ</text:span></text:span><text:span text:style-name="T57">. Миллион</text:span><text:span text:style-name="T56"> — </text:span><text:span text:style-name="Арабиййун"><text:span text:style-name="T59">مَلْيُونٌ</text:span></text:span><text:span text:style-name="T56"> </text:span><text:span text:style-name="T57">или </text:span><text:span text:style-name="Арабиййун"><text:span text:style-name="T59">ألفُ ألفٍ</text:span></text:span><text:span text:style-name="T56">. </text:span><text:span text:style-name="T57">Форма множественного числа — </text:span><text:span text:style-name="Арабиййун"><text:span text:style-name="T59">مَلَايِينُ</text:span></text:span><text:span text:style-name="T57">. </text:span><text:span text:style-name="T59">После круглых сотен тысяч исчисляемое ставится в родительном падеже </text:span><text:span text:style-name="T59">единственного числа неопределенного состояния, а числительное — в сопряженное состояние. </text:span><text:span text:style-name="T60">В сложных числительных исчисляемый предмет ставится в соответствии с последним произносимым числительным.</text:span></text:p>
      <text:h text:style-name="P64" text:outline-level="2">Порядковы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29"><text:span text:style-name="Заголовок_20_таблицы"/></text:p>
            </table:table-cell>
            <table:table-cell table:style-name="Таблица1.A1" office:value-type="string">
              <text:p text:style-name="P21"><text:span text:style-name="Заголовок_20_таблицы"/></text:p>
            </table:table-cell>
            <table:table-cell table:style-name="Таблица1.A1" office:value-type="string">
              <text:p text:style-name="P21"><text:span text:style-name="Заголовок_20_таблицы"><text:span text:style-name="T23">Женский род</text:span></text:span></text:p>
            </table:table-cell>
            <table:table-cell table:style-name="Таблица1.A1" office:value-type="string">
              <text:p text:style-name="P21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1.A10" office:value-type="string">
            <text:p text:style-name="P31">1</text:p>
          </table:table-cell>
          <table:table-cell table:style-name="Таблица1.B10" office:value-type="string">
            <text:p text:style-name="P21"><text:span text:style-name="Арабиййун"><text:span text:style-name="T18">١</text:span></text:span></text:p>
          </table:table-cell>
          <table:table-cell table:style-name="Таблица1.C10" office:value-type="string">
            <text:p text:style-name="P21"><text:span text:style-name="Арабиййун"><text:span text:style-name="T33">أُولَى</text:span></text:span></text:p>
          </table:table-cell>
          <table:table-cell table:style-name="Таблица1.D10" office:value-type="string">
            <text:p text:style-name="P21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1.A10" office:value-type="string">
            <text:p text:style-name="P31">2</text:p>
          </table:table-cell>
          <table:table-cell table:style-name="Таблица1.B10" office:value-type="string">
            <text:p text:style-name="P21"><text:span text:style-name="Арабиййун"><text:span text:style-name="T18">٢</text:span></text:span></text:p>
          </table:table-cell>
          <table:table-cell table:style-name="Таблица1.C10" office:value-type="string">
            <text:p text:style-name="P21"><text:span text:style-name="Арабиййун"><text:span text:style-name="T33">ثَانِيَةٌ</text:span></text:span></text:p>
          </table:table-cell>
          <table:table-cell table:style-name="Таблица1.D10" office:value-type="string">
            <text:p text:style-name="P21"><text:span text:style-name="Арабиййун"><text:span text:style-name="T33">ثَانٍ</text:span></text:span></text:p>
          </table:table-cell>
        </table:table-row>
        <table:table-row>
          <table:table-cell table:style-name="Таблица1.A10" office:value-type="string">
            <text:p text:style-name="P31">3</text:p>
          </table:table-cell>
          <table:table-cell table:style-name="Таблица1.B10" office:value-type="string">
            <text:p text:style-name="P21"><text:span text:style-name="Арабиййун"><text:span text:style-name="T18">٣</text:span></text:span></text:p>
          </table:table-cell>
          <table:table-cell table:style-name="Таблица1.C10" office:value-type="string">
            <text:p text:style-name="P22"><text:span text:style-name="Арабиййун"><text:span text:style-name="T34">ثَالِث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4">ثَالِثٌ</text:span></text:span></text:p>
          </table:table-cell>
        </table:table-row>
        <table:table-row>
          <table:table-cell table:style-name="Таблица1.A10" office:value-type="string">
            <text:p text:style-name="P31">4</text:p>
          </table:table-cell>
          <table:table-cell table:style-name="Таблица1.B10" office:value-type="string">
            <text:p text:style-name="P21"><text:span text:style-name="Арабиййун"><text:span text:style-name="T18">٤</text:span></text:span></text:p>
          </table:table-cell>
          <table:table-cell table:style-name="Таблица1.C10" office:value-type="string">
            <text:p text:style-name="P22"><text:span text:style-name="Арабиййун"><text:span text:style-name="T34">رَابِع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4">رَابِعٌ</text:span></text:span></text:p>
          </table:table-cell>
        </table:table-row>
        <table:table-row>
          <table:table-cell table:style-name="Таблица1.A10" office:value-type="string">
            <text:p text:style-name="P31">5</text:p>
          </table:table-cell>
          <table:table-cell table:style-name="Таблица1.B10" office:value-type="string">
            <text:p text:style-name="P21"><text:span text:style-name="Арабиййун"><text:span text:style-name="T18">٥</text:span></text:span></text:p>
          </table:table-cell>
          <table:table-cell table:style-name="Таблица1.C10" office:value-type="string">
            <text:p text:style-name="P22"><text:span text:style-name="Арабиййун"><text:span text:style-name="T34">خَامِس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4">خَامِسٌ</text:span></text:span></text:p>
          </table:table-cell>
        </table:table-row>
        <table:table-row>
          <table:table-cell table:style-name="Таблица1.A10" office:value-type="string">
            <text:p text:style-name="P31">6</text:p>
          </table:table-cell>
          <table:table-cell table:style-name="Таблица1.B10" office:value-type="string">
            <text:p text:style-name="P21"><text:span text:style-name="Арабиййун"><text:span text:style-name="T18">٦</text:span></text:span></text:p>
          </table:table-cell>
          <table:table-cell table:style-name="Таблица1.C10" office:value-type="string">
            <text:p text:style-name="P22"><text:span text:style-name="Арабиййун"><text:span text:style-name="T34">سَادِسَةٌ</text:span></text:span></text:p>
          </table:table-cell>
          <table:table-cell table:style-name="Таблица1.D10" office:value-type="string">
            <text:p text:style-name="P22"><text:span text:style-name="Арабиййун"><text:span text:style-name="T34">سَادِسٌ</text:span></text:span></text:p>
          </table:table-cell>
        </table:table-row>
        <table:table-row>
          <table:table-cell table:style-name="Таблица1.A10" office:value-type="string">
            <text:p text:style-name="P31">7</text:p>
          </table:table-cell>
          <table:table-cell table:style-name="Таблица1.B10" office:value-type="string">
            <text:p text:style-name="P21"><text:span text:style-name="Арабиййун"><text:span text:style-name="T18">٧</text:span></text:span></text:p>
          </table:table-cell>
          <table:table-cell table:style-name="Таблица1.C10" office:value-type="string">
            <text:p text:style-name="P23"><text:span text:style-name="Арабиййун"><text:span text:style-name="T35">سَابِعَةٌ</text:span></text:span></text:p>
          </table:table-cell>
          <table:table-cell table:style-name="Таблица1.D10" office:value-type="string">
            <text:p text:style-name="P23"><text:span text:style-name="Арабиййун"><text:span text:style-name="T35">سَابِعٌ</text:span></text:span></text:p>
          </table:table-cell>
        </table:table-row>
        <text:soft-page-break/>
        <table:table-row>
          <table:table-cell table:style-name="Таблица1.A10" office:value-type="string">
            <text:p text:style-name="P31">8</text:p>
          </table:table-cell>
          <table:table-cell table:style-name="Таблица1.B10" office:value-type="string">
            <text:p text:style-name="P21"><text:span text:style-name="Арабиййун"><text:span text:style-name="T18">٨</text:span></text:span></text:p>
          </table:table-cell>
          <table:table-cell table:style-name="Таблица1.C10" office:value-type="string">
            <text:p text:style-name="P23"><text:span text:style-name="Арабиййун"><text:span text:style-name="T35">ثَامِنَةٌ</text:span></text:span></text:p>
          </table:table-cell>
          <table:table-cell table:style-name="Таблица1.D10" office:value-type="string">
            <text:p text:style-name="P23"><text:span text:style-name="Арабиййун"><text:span text:style-name="T35">ثَامِنٌ</text:span></text:span></text:p>
          </table:table-cell>
        </table:table-row>
        <table:table-row>
          <table:table-cell table:style-name="Таблица1.A10" office:value-type="string">
            <text:p text:style-name="P31">9</text:p>
          </table:table-cell>
          <table:table-cell table:style-name="Таблица1.B10" office:value-type="string">
            <text:p text:style-name="P21"><text:span text:style-name="Арабиййун"><text:span text:style-name="T18">٩</text:span></text:span></text:p>
          </table:table-cell>
          <table:table-cell table:style-name="Таблица1.C10" office:value-type="string">
            <text:p text:style-name="P24"><text:span text:style-name="Арабиййун"><text:span text:style-name="T36">تَاسِعَةٌ</text:span></text:span></text:p>
          </table:table-cell>
          <table:table-cell table:style-name="Таблица1.D10" office:value-type="string">
            <text:p text:style-name="P24"><text:span text:style-name="Арабиййун"><text:span text:style-name="T36">تَاسِعٌ</text:span></text:span></text:p>
          </table:table-cell>
        </table:table-row>
        <table:table-row>
          <table:table-cell table:style-name="Таблица1.A11" office:value-type="string">
            <text:p text:style-name="P31">10</text:p>
          </table:table-cell>
          <table:table-cell table:style-name="Таблица1.B11" office:value-type="string">
            <text:p text:style-name="P21"><text:span text:style-name="Арабиййун"><text:span text:style-name="T18">١٠</text:span></text:span></text:p>
          </table:table-cell>
          <table:table-cell table:style-name="Таблица1.C11" office:value-type="string">
            <text:p text:style-name="P24"><text:span text:style-name="Арабиййун"><text:span text:style-name="T36">عَاشِرَةٌ</text:span></text:span></text:p>
          </table:table-cell>
          <table:table-cell table:style-name="Таблица1.D11" office:value-type="string">
            <text:p text:style-name="P24"><text:span text:style-name="Арабиййун"><text:span text:style-name="T36">عَاشِرٌ</text:span></text:span></text:p>
          </table:table-cell>
        </table:table-row>
      </table:table>
      <text:p text:style-name="P33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согласованные определения.</text:span></text:p>
      <text:p text:style-name="P54"><text:span text:style-name="Пункт"><text:span text:style-name="T61">Числительные после 10</text:span></text:span><text:span text:style-name="T61"> (кроме круглых десятков и сотен, которые образуются также, как и 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2">числительных от 20 </text:span><text:span text:style-name="T61">— как единицы, так и десятки.</text:span></text:p>
      <text:h text:style-name="Heading_20_1" text:outline-level="1">Прочее</text:h>
      <text:p text:style-name="P41"><text:span text:style-name="Пункт"><text:span text:style-name="T103">Союз</text:span></text:span><text:span text:style-name="T113"> </text:span><text:span text:style-name="Арабиййун"><text:span text:style-name="T114">أَمَّا ف</text:span></text:span><text:span text:style-name="Арабиййун"><text:span text:style-name="T115">َ</text:span></text:span><text:span text:style-name="T116"> означает </text:span><text:span text:style-name="Акцент"><text:span text:style-name="T116">что касается..., то...</text:span></text:span><text:span text:style-name="T116">. Как правило, подлежащее, следующее за </text:span><text:span text:style-name="Арабиййун"><text:span text:style-name="T116">أَمَّا</text:span></text:span><text:span text:style-name="T116"> в первой части предложения, повторяется во второй ее части в виде соответствующего личного местоимения. Последнее пишется с </text:span><text:span text:style-name="Арабиййун"><text:span text:style-name="T116">فَ</text:span></text:span><text:span text:style-name="T116"> слитно. При этом союз </text:span><text:span text:style-name="Арабиййун"><text:span text:style-name="T116">أَمَّا</text:span></text:span><text:span text:style-name="Арабиййун"><text:span text:style-name="T115"> </text:span></text:span><text:span text:style-name="Арабиййун"><text:span text:style-name="T116">فَ</text:span></text:span><text:span text:style-name="T116"> не влечет за собой изменений падежных флексий. </text:span></text:p>
      <text:p text:style-name="P40"><text:span text:style-name="Пункт"><text:span text:style-name="T104">Если</text:span></text:span><text:span text:style-name="T116"> предлог </text:span><text:span text:style-name="Арабиййун"><text:span text:style-name="T116">لِ</text:span></text:span><text:span text:style-name="T116"> присоединяе</text:span><text:span text:style-name="T115">т</text:span><text:span text:style-name="T116">ся к определенному артиклю, то </text:span><text:span text:style-name="Арабиййун"><text:span text:style-name="T117">أَ</text:span></text:span><text:span text:style-name="T116"> опускается — </text:span><text:span text:style-name="Арабиййун"><text:span text:style-name="T116">للْمعلم</text:span></text:span><text:span text:style-name="T116">. Если в слове с определенным артиклем первой коренной является </text:span><text:span text:style-name="Арабиййун"><text:span text:style-name="T116">ل</text:span></text:span><text:span text:style-name="T116">, то опускается весь артикль — </text:span><text:span text:style-name="Арабиййун"><text:span text:style-name="T116">للّغة</text:span></text:span><text:span text:style-name="T116">. </text:span></text:p>
      <text:p text:style-name="P40"><text:span text:style-name="Пункт"><text:span text:style-name="T104">Указательное</text:span></text:span><text:span text:style-name="T116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40"><text:span text:style-name="Пункт"><text:span text:style-name="T104">Оборот</text:span></text:span><text:span text:style-name="T116"> </text:span><text:span text:style-name="Арабиййун"><text:span text:style-name="T116">عِيَارَةٌ عَنْ</text:span></text:span><text:span text:style-name="T116"> означает </text:span><text:span text:style-name="Акцент"><text:span text:style-name="T116">представляет собой</text:span></text:span><text:span text:style-name="T116">. </text:span></text:p>
      <text:p text:style-name="P40"><text:span text:style-name="Пункт"><text:span text:style-name="T104">В начале</text:span></text:span><text:span text:style-name="T116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p text:style-name="P40"><text:span text:style-name="Пункт"><text:span text:style-name="T93">Глагол</text:span></text:span><text:span text:style-name="T118"> </text:span><text:span text:style-name="Арабиййун"><text:span text:style-name="T118">كَانَ</text:span></text:span><text:span text:style-name="T118">, помимо полнозначного глагола (</text:span><text:span text:style-name="Акцент"><text:span text:style-name="T118">быть</text:span></text:span><text:span text:style-name="T118">, </text:span><text:span text:style-name="Акцент"><text:span text:style-name="T118">находиться</text:span></text:span><text:span text:style-name="T118">), также выполняет функцию глагола-связки прошедшего времени (</text:span><text:span text:style-name="Акцент"><text:span text:style-name="T118">быть</text:span></text:span><text:span text:style-name="T118">, </text:span><text:span text:style-name="Акцент"><text:span text:style-name="T118">являться</text:span></text:span><text:span text:style-name="T118">). Употребляясь в качестве глагола-связки прошедшего времени в именном предложении, глагол </text:span><text:span text:style-name="Арабиййун"><text:span text:style-name="T118">كَانَ</text:span></text:span><text:span text:style-name="T118"> требует постановки именной части составного сказуемого в винительном падеже неопределенного состояния.</text:span></text:p>
      <text:p text:style-name="P40"><text:span text:style-name="Пункт"><text:span text:style-name="T92">Глагол</text:span></text:span><text:span text:style-name="T112"> </text:span><text:span text:style-name="Арабиййун"><text:span text:style-name="T92">لَيْسَ</text:span></text:span><text:span text:style-name="T92"> (</text:span><text:span text:style-name="Акцент"><text:span text:style-name="T92">не быть</text:span></text:span><text:span text:style-name="T92">) является как бы отрицательным вариантом </text:span><text:span text:style-name="Арабиййун"><text:span text:style-name="T93">كَانَ</text:span></text:span><text:span text:style-name="T93"> </text:span><text:span text:style-name="T94">(</text:span><text:span text:style-name="Акцент"><text:span text:style-name="T94">быть</text:span></text:span><text:span text:style-name="T94">, </text:span><text:span text:style-name="Акцент"><text:span text:style-name="T94">иметься</text:span></text:span><text:span text:style-name="T94">, </text:span><text:span text:style-name="Акцент"><text:span text:style-name="T94">являться</text:span></text:span><text:span text:style-name="T94">)</text:span><text:span text:style-name="T92">. </text:span><text:span text:style-name="T94">Особенность: спрягается только в прошедшем времени, при этом имеет значение настоящего времени. </text:span><text:span text:style-name="T95">Может выступать как самостоятельный глагол </text:span><text:span text:style-name="Акцент"><text:span text:style-name="T95">не быть</text:span></text:span><text:span text:style-name="T95">, </text:span><text:span text:style-name="Акцент"><text:span text:style-name="T95">не иметься</text:span></text:span><text:span text:style-name="T95">, </text:span><text:span text:style-name="Акцент"><text:span text:style-name="T95">не иметь места</text:span></text:span><text:span text:style-name="T95">, так и как глагола-связка </text:span><text:span text:style-name="Акцент"><text:span text:style-name="T95">не быть</text:span></text:span><text:span text:style-name="T95">, </text:span><text:span text:style-name="Акцент"><text:span text:style-name="T95">не являться</text:span></text:span><text:span text:style-name="T95">. Будучи употребленным в функции глагола-связки, именная часть составного сказуемого ставится </text:span><text:span text:style-name="T96">в неопределенном состоянии</text:span><text:span text:style-name="T95"> либо в винительном падеже без предлога, либо в родительном падеже с предлогом </text:span><text:span text:style-name="Арабиййун"><text:span text:style-name="T95">بِ</text:span></text:span><text:span text:style-name="T95">.</text:span></text:p>
      <text:p text:style-name="P40"><text:span text:style-name="Пункт"><text:span text:style-name="T105">Приложени</text:span></text:span><text:span text:style-name="Пункт"><text:span text:style-name="T106">е</text:span></text:span><text:span text:style-name="T117"> (т. е. определение, выраженн</text:span><text:span text:style-name="T123">ое</text:span><text:span text:style-name="T117"> существительным и согласованным с поясняемым </text:span><text:soft-page-break/><text:span text:style-name="T117">словом в состоянии, роде, числе и падеже) — определени</text:span><text:span text:style-name="T119">е</text:span><text:span text:style-name="T117">, </text:span><text:span text:style-name="T120">обозначающ</text:span><text:span text:style-name="T119">е</text:span><text:span text:style-name="T120">е звание, профессию, род занятий, титул, прозвище и т. п. </text:span><text:span text:style-name="T121">Приложение обычно стоит перед поясняемым словом.</text:span></text:p>
      <text:p text:style-name="P39"><text:span text:style-name="Пункт"><text:span text:style-name="T97">В арабском</text:span></text:span><text:span text:style-name="T97"> нет специального глагола </text:span><text:span text:style-name="Акцент"><text:span text:style-name="T97">иметь</text:span></text:span><text:span text:style-name="T97">. Принадлежность выражается либо с помощью определения в родительном падеже, либо с помощью оборотов с предлогами </text:span><text:span text:style-name="Арабиййун"><text:span text:style-name="T97">لِ</text:span></text:span><text:span text:style-name="T97"> ,</text:span><text:span text:style-name="Арабиййун"><text:span text:style-name="T97">عِنْدَ</text:span></text:span><text:span text:style-name="T97">, </text:span><text:span text:style-name="Арабиййун"><text:span text:style-name="T97">مَعَ</text:span></text:span><text:span text:style-name="T97">: при этом, как правило, </text:span><text:span text:style-name="Арабиййун"><text:span text:style-name="T97">لِ</text:span></text:span><text:span text:style-name="T97"> выражает принадлежность, </text:span><text:span text:style-name="Арабиййун"><text:span text:style-name="T97">عِنْدَ</text:span></text:span><text:span text:style-name="T97"> — наличие вообще, </text:span><text:span text:style-name="Арабиййун"><text:span text:style-name="T97">مَعَ</text:span></text:span><text:span text:style-name="T97"> — наличие в данное время.</text:span></text:p>
      <text:p text:style-name="P38"><text:span text:style-name="Пункт"><text:span text:style-name="T98">Слово</text:span></text:span><text:span text:style-name="T98"> </text:span><text:span text:style-name="Арабиййун"><text:span text:style-name="T98">كُلٌّ</text:span></text:span><text:span text:style-name="T98"> (</text:span><text:span text:style-name="Акцент"><text:span text:style-name="T98">совокупность</text:span></text:span><text:span text:style-name="T98">) в сочетании с последующим именем в родительном падеже:</text:span></text:p>
      <text:p text:style-name="P38"><text:span text:style-name="Акцент"><text:span text:style-name="T98">определенного</text:span></text:span><text:span text:style-name="T122"> </text:span><text:span text:style-name="T98">состояния получает значение местоимения </text:span><text:span text:style-name="Акцент"><text:span text:style-name="T98">весь</text:span></text:span><text:span text:style-name="T98">, </text:span><text:span text:style-name="Акцент"><text:span text:style-name="T98">вся</text:span></text:span><text:span text:style-name="T98">, </text:span><text:span text:style-name="Акцент"><text:span text:style-name="T98">все</text:span></text:span><text:span text:style-name="T98">, </text:span><text:span text:style-name="Акцент"><text:span text:style-name="T98">всё</text:span></text:span><text:span text:style-name="T98"> и т. д. </text:span><text:span text:style-name="T99">В этих же значениях слово </text:span><text:span text:style-name="Арабиййун"><text:span text:style-name="T98">كُلٌّ</text:span></text:span><text:span text:style-name="T98"> </text:span><text:span text:style-name="T99">может быть употреблено и в качестве приложения: тогда оно ставится после поясняемого слова со слитным местоимением, </text:span><text:span text:style-name="T100">при этом слово </text:span><text:span text:style-name="Арабиййун"><text:span text:style-name="T98">كُلٌّ</text:span></text:span><text:span text:style-name="T98"> </text:span><text:span text:style-name="T100">согласуется с поясняемым словом в падеже, а местоимение — в роде и числе;</text:span></text:p>
      <text:p text:style-name="P38"><text:span text:style-name="Акцент"><text:span text:style-name="T101">неопределенного</text:span></text:span><text:span text:style-name="T101"> состояния единственного числа получает значение </text:span><text:span text:style-name="Акцент"><text:span text:style-name="T101">каждый</text:span></text:span><text:span text:style-name="T101">, </text:span><text:span text:style-name="Акцент"><text:span text:style-name="T101">всякий</text:span></text:span><text:span text:style-name="T101">. В таких же значения слово </text:span><text:span text:style-name="Арабиййун"><text:span text:style-name="T98">كُلٌّ</text:span></text:span><text:span text:style-name="T98"> </text:span><text:span text:style-name="T101">используется, если поясняемое </text:span><text:span text:style-name="T102">стоит </text:span><text:span text:style-name="T101">во множественном числе определенном состоянии с предлогом </text:span><text:span text:style-name="Арабиййун"><text:span text:style-name="T101">مِنْ</text:span></text:span><text:span text:style-name="T101">.</text:span></text:p>
      <text:p text:style-name="P35"><text:span text:style-name="Пункт"><text:span text:style-name="T91">Слово</text:span></text:span><text:span text:style-name="T91"> </text:span><text:span text:style-name="Арабиййун"><text:span text:style-name="T91">جَمِيعٌ</text:span></text:span><text:span text:style-name="T91"> (</text:span><text:span text:style-name="Акцент"><text:span text:style-name="T91">совокупность</text:span></text:span><text:span text:style-name="T91">) в сочетании с последующим существительным в родительном падеже определенного состояния получает значение </text:span><text:span text:style-name="Акцент"><text:span text:style-name="T91">весь</text:span></text:span><text:span text:style-name="T91">, </text:span><text:span text:style-name="Акцент"><text:span text:style-name="T91">вся</text:span></text:span><text:span text:style-name="T91">, </text:span><text:span text:style-name="Акцент"><text:span text:style-name="T91">всё</text:span></text:span><text:span text:style-name="T91">. Однако, практически, оно чаще употребляется с именем во множественном числе и имеет значение </text:span><text:span text:style-name="Акцент"><text:span text:style-name="T91">все</text:span></text:span><text:span text:style-name="T91">.</text:span></text:p>
      <text:p text:style-name="P36"><text:span text:style-name="Пункт"><text:span text:style-name="T107">Существительное</text:span></text:span><text:span text:style-name="T107"> </text:span><text:span text:style-name="Арабиййун"><text:span text:style-name="T107">غَيْرٌ</text:span></text:span><text:span text:style-name="T107"> (</text:span><text:span text:style-name="Акцент"><text:span text:style-name="T107">нечто иное</text:span></text:span><text:span text:style-name="T107">, </text:span><text:span text:style-name="Акцент"><text:span text:style-name="T107">другое</text:span></text:span><text:span text:style-name="T107">) </text:span><text:span text:style-name="T108">в</text:span><text:span text:style-name="T107"> сочетании с последующим прилагательным в родительном падеже сообщает прилагательному отрицательное значение, </text:span><text:span text:style-name="T108">при чем согласование в роде, числе и состоянии происходит только в прилагательном. Слово </text:span><text:span text:style-name="Арабиййун"><text:span text:style-name="T107">غَيْرٌ</text:span></text:span><text:span text:style-name="T108"> согласуется с определяемым в падеже. </text:span><text:span text:style-name="T109">Употребляясь со слитным местоимением это слово выступает в значении </text:span><text:span text:style-name="Акцент"><text:span text:style-name="T109">другой</text:span></text:span><text:span text:style-name="T109">, </text:span><text:span text:style-name="Акцент"><text:span text:style-name="T109">иной</text:span></text:span><text:span text:style-name="T109">.</text:span></text:p>
      <text:p text:style-name="P37"><text:span text:style-name="Пункт"><text:span text:style-name="T110">Глагольная</text:span></text:span><text:span text:style-name="T110"> частица </text:span><text:span text:style-name="Арабиййун"><text:span text:style-name="T110">قَدْ</text:span></text:span><text:span text:style-name="T110"> или </text:span><text:span text:style-name="Арабиййун"><text:span text:style-name="T110">لَقَدْ</text:span></text:span><text:span text:style-name="T110">, будучи употребленной перед формой прошедшего времени, выполняет подтвердительную функцию в значении </text:span><text:span text:style-name="Акцент"><text:span text:style-name="T110">уже</text:span></text:span><text:span text:style-name="T110"> для выражения законченности, завершенности. </text:span><text:span text:style-name="T111">А </text:span><text:span text:style-name="T110">частица </text:span><text:span text:style-name="Арабиййун"><text:span text:style-name="T110">قَدْ</text:span></text:span><text:span text:style-name="T110">, будучи употребленной </text:span><text:span text:style-name="T111">при форме настояще-будущего времени выполняет ограничительную или модально-ограничительную функцию, в значении </text:span><text:span text:style-name="Акцент"><text:span text:style-name="T111">иногда</text:span></text:span><text:span text:style-name="T111">, </text:span><text:span text:style-name="Акцент"><text:span text:style-name="T111">немного</text:span></text:span><text:span text:style-name="T111">, </text:span><text:span text:style-name="Акцент"><text:span text:style-name="T111">возможно</text:span></text:span><text:span text:style-name="T111"> и т. д.</text:span></text:p>
      <text:p text:style-name="P35"><text:span text:style-name="T91"/></text:p>
      <text:p text:style-name="P35"><text:span text:style-name="T91"/></text:p>
      <text:p text:style-name="P7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1T12:02:20</dc:date>
    <dc:creator>Yerzhan </dc:creator>
    <meta:editing-duration>PT14H58M26S</meta:editing-duration>
    <meta:editing-cycles>117</meta:editing-cycles>
    <meta:generator>LibreOffice/3.6$Linux_X86_64 LibreOffice_project/360m1$Build-2</meta:generator>
    <meta:document-statistic meta:table-count="2" meta:image-count="0" meta:object-count="0" meta:page-count="7" meta:paragraph-count="198" meta:word-count="1733" meta:character-count="11762" meta:non-whitespace-character-count="10223"/>
  </office:meta>
</office:document-meta>
</file>